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Khmer OS Muol Light" svg:font-family="'Khmer OS Muol Light'" style:font-adornments="Ligera" style:font-family-generic="roman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JP" svg:font-family="'Noto Sans Mono CJK JP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Noto Sans5" svg:font-family="'Noto Sans'" style:font-adornments="Ligera" style:font-family-generic="roman" style:font-pitch="variable"/>
    <style:font-face style:name="Noto Serif CJK JP Medium" svg:font-family="'Noto Serif CJK JP Medium'" style:font-family-generic="roman" style:font-pitch="variable"/>
    <style:font-face style:name="Noto Serif CJK SC" svg:font-family="'Noto Serif CJK SC'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roman" style:font-pitch="variable"/>
    <style:font-face style:name="aakar" svg:font-family="aakar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2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svg:stroke-color="#000000" draw:fill="solid" draw:fill-color="#f6f9d4" draw:textarea-horizontal-align="justify" draw:textarea-vertical-align="middle" draw:auto-grow-height="false" fo:min-height="7.884cm" fo:min-width="7.884cm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 style:list-style-name="L1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r10" style:family="presentation" style:parent-style-name="Vivid1_5f_-title">
      <style:graphic-properties fo:min-height="3.25cm"/>
      <style:paragraph-properties style:writing-mode="lr-tb"/>
    </style:style>
    <style:style style:name="pr11" style:family="presentation" style:parent-style-name="Vivid1_5f_-outline1">
      <style:graphic-properties fo:min-height="13.25cm"/>
      <style:paragraph-properties style:writing-mode="lr-tb"/>
    </style:style>
    <style:style style:name="pr12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style:font-name="Khmer OS Muol Light1" fo:font-size="40pt" fo:text-shadow="none" style:font-size-asian="40pt" style:font-name-complex="Khmer OS Muol Light1" style:font-size-complex="40pt"/>
    </style:style>
    <style:style style:name="P2" style:family="paragraph">
      <style:paragraph-properties style:writing-mode="lr-tb"/>
      <style:text-properties style:font-name="Khmer OS Muol Light1" fo:font-size="40pt" fo:text-shadow="none" style:font-size-asian="40pt" style:font-name-complex="Khmer OS Muol Light1" style:font-size-complex="40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font-name="Khmer OS Siemreap1" fo:font-size="18pt" fo:text-shadow="none" style:text-underline-style="none" fo:font-weight="bold" fo:background-color="transparent" style:font-size-asian="18pt" style:font-weight-asian="bold" style:font-name-complex="Khmer OS Siemreap1" style:font-size-complex="18pt" style:font-weight-complex="bold" fo:hyphenate="false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left="0cm" fo:margin-right="0cm" fo:margin-top="0cm" fo:margin-bottom="0.372cm" fo:text-align="start" fo:text-indent="0cm">
        <style:tab-stops/>
      </style:paragraph-properties>
      <style:text-properties fo:font-size="20pt" style:font-size-asian="20pt" style:font-size-complex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color="#000000" loext:opacity="100%" style:font-name="Khmer OS Muol Light1" fo:font-size="18pt" style:font-size-asian="18pt" style:font-name-complex="Khmer OS Muol Light1" style:font-size-complex="18pt"/>
    </style:style>
    <style:style style:name="P8" style:family="paragraph">
      <style:text-properties fo:color="#000000" loext:opacity="100%" style:font-name="Khmer OS Siemreap" fo:font-size="18pt" style:font-size-asian="18pt" style:font-name-complex="Khmer OS Siemreap" style:font-size-complex="18pt"/>
    </style:style>
    <style:style style:name="P9" style:family="paragraph">
      <style:text-properties fo:color="#000000" loext:opacity="100%" fo:font-size="18pt" style:font-size-asian="18pt" style:font-size-complex="18pt"/>
    </style:style>
    <style:style style:name="P10" style:family="paragraph">
      <loext:graphic-properties draw:fill-color="#ffffff"/>
      <style:text-properties fo:font-size="20pt" style:font-size-asian="20pt" style:font-size-complex="20pt"/>
    </style:style>
    <style:style style:name="P11" style:family="paragraph">
      <style:paragraph-properties fo:text-align="start"/>
      <style:text-properties style:use-window-font-color="true" loext:opacity="0%" style:text-position="0% 100%" style:font-name="Khmer OS Muol Light1" fo:font-size="18pt" fo:font-weight="normal" fo:background-color="transparent" style:font-size-asian="18pt" style:font-weight-asian="normal" style:font-name-complex="Khmer OS Muol Light1" style:font-size-complex="18pt" style:font-weight-complex="normal"/>
    </style:style>
    <style:style style:name="P12" style:family="paragraph">
      <style:paragraph-properties fo:text-align="start"/>
      <style:text-properties style:use-window-font-color="true" loext:opacity="0%" style:text-position="0% 100%" style:font-name="Khmer OS Siemreap" fo:font-size="18pt" fo:font-weight="normal" fo:background-color="transparent" style:font-size-asian="18pt" style:font-weight-asian="normal" style:font-name-complex="Khmer OS Siemreap" style:font-size-complex="18pt" style:font-weight-complex="normal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style:use-window-font-color="true" loext:opacity="0%" style:text-position="0% 100%" fo:font-size="18pt" fo:font-weight="normal" fo:background-color="transparent" style:font-size-asian="18pt" style:font-weight-asian="normal" style:font-size-complex="18pt" style:font-weight-complex="normal"/>
    </style:style>
    <style:style style:name="P15" style:family="paragraph">
      <style:text-properties style:font-name="Khmer OS Siemreap" fo:font-size="18pt" style:font-size-asian="18pt" style:font-name-complex="Khmer OS Siemreap" style:font-size-complex="18pt"/>
    </style:style>
    <style:style style:name="P16" style:family="paragraph">
      <loext:graphic-properties draw:fill="none" draw:fill-color="#ffffff"/>
      <style:text-properties style:font-name="Khmer OS Siemreap" fo:font-size="18pt" style:font-size-asian="18pt" style:font-name-complex="Khmer OS Siemreap" style:font-size-complex="18pt"/>
    </style:style>
    <style:style style:name="P17" style:family="paragraph">
      <loext:graphic-properties draw:fill-color="#ffffff"/>
    </style:style>
    <style:style style:name="P18" style:family="paragraph">
      <style:text-properties style:font-name="Khmer OS Muol Light1" style:font-name-complex="Khmer OS Muol Light1"/>
    </style:style>
    <style:style style:name="P19" style:family="paragraph">
      <style:paragraph-properties fo:margin-left="0cm" fo:margin-right="0cm" fo:text-indent="0cm"/>
      <style:text-properties style:font-name="Khmer OS Muol Light1" fo:font-size="18pt" fo:font-weight="normal" style:font-size-asian="18pt" style:font-name-complex="Khmer OS Muol Light1" style:font-size-complex="18pt" style:font-weight-complex="normal"/>
    </style:style>
    <style:style style:name="P20" style:family="paragraph">
      <style:paragraph-properties fo:margin-left="0cm" fo:margin-right="0cm" fo:text-indent="0cm"/>
      <style:text-properties style:font-name="Khmer OS Siemreap" fo:font-size="18pt" style:font-size-asian="18pt" style:font-name-complex="Khmer OS Siemreap" style:font-size-complex="18pt"/>
    </style:style>
    <style:style style:name="P2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2" style:family="paragraph">
      <style:text-properties fo:color="#000000" loext:opacity="100%" style:font-name="Khmer OS Siemreap1" fo:font-size="18pt" style:font-size-asian="18pt" style:font-name-complex="Khmer OS Siemreap1" style:font-size-complex="18pt"/>
    </style:style>
    <style:style style:name="P23" style:family="paragraph">
      <style:text-properties fo:font-size="18pt" style:font-size-asian="18pt" style:font-name-complex="Khmer OS Muol Light1" style:font-size-complex="18pt"/>
    </style:style>
    <style:style style:name="P24" style:family="paragraph">
      <style:text-properties fo:font-size="18pt" style:font-size-asian="18pt" style:font-name-complex="Khmer OS Siemreap" style:font-size-complex="18pt"/>
    </style:style>
    <style:style style:name="P25" style:family="paragraph">
      <loext:graphic-properties draw:fill="none" draw:fill-color="#ffffff"/>
      <style:text-properties fo:font-size="18pt" style:font-size-asian="18pt" style:font-size-complex="18pt"/>
    </style:style>
    <style:style style:name="P26" style:family="paragraph">
      <style:paragraph-properties>
        <style:tab-stops>
          <style:tab-stop style:position="1.251cm"/>
        </style:tab-stops>
      </style:paragraph-properties>
      <style:text-properties fo:font-size="18pt" style:font-size-asian="18pt" style:font-name-complex="Khmer OS Siemreap" style:font-size-complex="18pt"/>
    </style:style>
    <style:style style:name="P27" style:family="paragraph">
      <style:paragraph-properties>
        <style:tab-stops>
          <style:tab-stop style:position="2.501cm"/>
        </style:tab-stops>
      </style:paragraph-properties>
      <style:text-properties fo:font-size="18pt" style:font-size-asian="18pt" style:font-name-complex="Khmer OS Muol Light1" style:font-size-complex="18pt"/>
    </style:style>
    <style:style style:name="P28" style:family="paragraph">
      <style:paragraph-properties>
        <style:tab-stops>
          <style:tab-stop style:position="2.501cm"/>
        </style:tab-stops>
      </style:paragraph-properties>
      <style:text-properties fo:font-size="18pt" style:font-size-asian="18pt" style:font-name-complex="Khmer OS Siemreap" style:font-size-complex="18pt"/>
    </style:style>
    <style:style style:name="P29" style:family="paragraph">
      <style:paragraph-properties>
        <style:tab-stops>
          <style:tab-stop style:position="2.501cm"/>
        </style:tab-stops>
      </style:paragraph-properties>
      <style:text-properties style:font-name="Noto Serif CJK JP Medium" fo:font-size="20pt" style:font-name-asian="Noto Serif CJK JP Medium" style:font-size-asian="20pt" style:font-name-complex="Noto Serif CJK JP Medium" style:font-size-complex="20pt"/>
    </style:style>
    <style:style style:name="P30" style:family="paragraph">
      <loext:graphic-properties draw:fill="none" draw:fill-color="#ffffff"/>
      <style:text-properties style:font-name="Noto Serif CJK JP Medium" fo:font-size="20pt" style:font-name-asian="Noto Serif CJK JP Medium" style:font-size-asian="20pt" style:font-name-complex="Noto Serif CJK JP Medium" style:font-size-complex="20pt"/>
    </style:style>
    <style:style style:name="P31" style:family="paragraph">
      <loext:graphic-properties draw:fill="solid" draw:fill-color="#f6f9d4"/>
      <style:paragraph-properties fo:text-align="center"/>
    </style:style>
    <style:style style:name="T1" style:family="text">
      <style:text-properties fo:color="#04617b" loext:opacity="100%" style:text-outline="false" style:text-line-through-style="none" style:text-line-through-type="none" style:text-position="0% 100%" style:font-name="Khmer OS Muol Light1" fo:font-size="40pt" fo:letter-spacing="normal" fo:font-style="normal" style:text-underline-style="none" fo:font-weight="250" style:text-underline-mode="continuous" style:text-overline-mode="continuous" style:text-line-through-mode="continuous" style:letter-kerning="true" style:font-size-asian="40pt" style:font-style-asian="normal" style:font-weight-asian="250" style:font-name-complex="Khmer OS Muol Light1" style:font-size-complex="40pt" style:font-style-complex="normal" style:font-weight-complex="250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Khmer OS Siemreap1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Khmer OS Siemreap1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style:font-name="Khmer OS Siemreap1" fo:font-size="18pt" fo:text-shadow="none" style:text-underline-style="none" fo:font-weight="bold" fo:background-color="transparent" style:font-size-asian="18pt" style:font-weight-asian="bold" style:font-name-complex="Khmer OS Siemreap1" style:font-size-complex="18pt" style:font-weight-complex="bold"/>
    </style:style>
    <style:style style:name="T4" style:family="text">
      <style:text-properties style:font-name="Khmer OS Muol Light1" fo:font-size="20pt" style:font-size-asian="20pt" style:font-name-complex="Khmer OS Muol Light1" style:font-size-complex="20pt"/>
    </style:style>
    <style:style style:name="T5" style:family="text">
      <style:text-properties fo:color="#000000" loext:opacity="100%" fo:font-size="18pt" style:font-size-asian="18pt" style:font-size-complex="18pt"/>
    </style:style>
    <style:style style:name="T6" style:family="text">
      <style:text-properties style:use-window-font-color="true" loext:opacity="0%" style:text-position="0% 100%" fo:font-size="18pt" fo:font-weight="normal" fo:background-color="transparent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Khmer OS Muol Light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name-complex="Khmer OS Muol Light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0% 100%" style:font-name="Khmer OS Siemreap" fo:font-size="18pt" fo:font-style="normal" fo:text-shadow="none" style:text-underline-style="none" fo:font-weight="bold" style:letter-kerning="true" fo:background-color="transparent" style:font-size-asian="18pt" style:font-style-asian="normal" style:font-weight-asian="normal" style:font-name-complex="Khmer OS Siemreap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Khmer OS Siemreap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name-complex="Khmer OS Siemreap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ffffff" loext:opacity="100%" style:text-outline="false" style:text-line-through-style="none" style:text-line-through-type="none" style:font-name="Khmer OS Muol Light1" fo:font-size="20pt" fo:font-style="normal" fo:text-shadow="none" style:text-underline-style="none" fo:font-weight="250" style:letter-kerning="true" style:font-size-asian="20pt" style:font-style-asian="normal" style:font-weight-asian="250" style:font-name-complex="Khmer OS Muol Light1" style:font-size-complex="20pt" style:font-style-complex="normal" style:font-weight-complex="250" style:text-emphasize="none" style:font-relief="none" style:text-overline-style="none" style:text-overline-color="font-color"/>
    </style:style>
    <style:style style:name="T12" style:family="text">
      <style:text-properties style:font-name="Khmer OS Muol Light1" fo:font-size="18pt" fo:font-weight="normal" style:font-size-asian="18pt" style:font-name-complex="Khmer OS Muol Light1" style:font-size-complex="18pt" style:font-weight-complex="normal"/>
    </style:style>
    <style:style style:name="T13" style:family="text">
      <style:text-properties style:font-name="Khmer OS Siemreap" fo:font-size="18pt" fo:font-weight="bold" style:font-size-asian="18pt" style:font-name-complex="Khmer OS Siemreap" style:font-size-complex="18pt" style:font-weight-complex="bold"/>
    </style:style>
    <style:style style:name="T14" style:family="text">
      <style:text-properties style:font-name="Khmer OS Siemreap" fo:font-size="18pt" style:font-size-asian="18pt" style:font-name-complex="Khmer OS Siemreap" style:font-size-complex="18pt" style:font-weight-complex="bold"/>
    </style:style>
    <style:style style:name="T15" style:family="text">
      <style:text-properties style:font-name="Khmer OS Siemreap" fo:font-size="18pt" style:font-size-asian="18pt" style:font-name-complex="Khmer OS Siemreap" style:font-size-complex="18pt"/>
    </style:style>
    <style:style style:name="T16" style:family="text">
      <style:text-properties style:font-name="Khmer OS Siemreap" fo:font-size="18pt" fo:font-weight="normal" style:font-size-asian="18pt" style:font-weight-asian="normal" style:font-name-complex="Khmer OS Siemreap" style:font-size-complex="18pt" style:font-weight-complex="normal"/>
    </style:style>
    <style:style style:name="T17" style:family="text">
      <style:text-properties style:font-name="Khmer OS Muol Light1" fo:font-size="18pt" fo:font-weight="normal" style:font-size-asian="18pt" style:font-weight-asian="normal" style:font-name-complex="Khmer OS Muol Light1" style:font-size-complex="18pt" style:font-weight-complex="normal"/>
    </style:style>
    <style:style style:name="T18" style:family="text">
      <style:text-properties style:font-name="Khmer OS Muol Light1" fo:font-size="18pt" fo:font-weight="normal" style:font-size-asian="18pt" style:font-weight-asian="normal" style:font-name-complex="Khmer OS Siemreap" style:font-size-complex="18pt" style:font-weight-complex="normal"/>
    </style:style>
    <style:style style:name="T19" style:family="text">
      <style:text-properties style:font-name="Khmer OS Siemreap" fo:font-size="18pt" style:text-underline-style="solid" style:text-underline-width="auto" style:text-underline-color="font-color" fo:font-weight="normal" style:font-size-asian="18pt" style:font-weight-asian="normal" style:font-name-complex="Khmer OS Siemreap" style:font-size-complex="18pt" style:font-weight-complex="normal"/>
    </style:style>
    <style:style style:name="T20" style:family="text">
      <style:text-properties style:font-name="Khmer OS Siemreap" fo:font-size="18pt" fo:font-weight="normal" style:font-size-asian="18pt" style:font-weight-asian="normal" style:font-name-complex="Khmer OS Siemreap" style:font-size-complex="18pt" style:font-weight-complex="bold"/>
    </style:style>
    <style:style style:name="T21" style:family="text">
      <style:text-properties style:font-name="Khmer OS Siemreap" fo:font-size="18pt" fo:font-weight="bold" style:font-size-asian="18pt" style:font-weight-asian="normal" style:font-name-complex="Khmer OS Siemreap" style:font-size-complex="18pt" style:font-weight-complex="bold"/>
    </style:style>
    <style:style style:name="T22" style:family="text">
      <style:text-properties style:font-name="Khmer OS Siemreap" fo:font-size="18pt" fo:font-weight="bold" style:font-size-asian="18pt" style:font-weight-asian="bold" style:font-name-complex="Khmer OS Siemreap" style:font-size-complex="18pt" style:font-weight-complex="bold"/>
    </style:style>
    <style:style style:name="T23" style:family="text">
      <style:text-properties style:font-name="Noto Serif CJK JP Medium" fo:font-size="20pt" fo:font-weight="normal" style:font-name-asian="Noto Serif CJK JP Medium" style:font-size-asian="20pt" style:font-weight-asian="normal" style:font-name-complex="Noto Serif CJK JP Medium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ប្រពៃណីទាក់ទងនឹងកំណើត</text:span></text:p>
          </draw:text-box>
        </draw:frame>
        <draw:frame presentation:style-name="pr2" draw:text-style-name="P3" draw:layer="layout" svg:width="25cm" svg:height="5.741cm" svg:x="2.45cm" svg:y="11.35cm" presentation:class="subtitle" presentation:user-transformed="true">
          <draw:text-box>
            <text:p text:style-name="P3"><text:span text:style-name="T2">ស៊ូ ចាន់រ៉ូជែម <text:s text:c="17"/></text:span><text:span text:style-name="T2"><text:tab/></text:span><text:span text:style-name="T2"><text:tab/></text:span><text:span text:style-name="T2"><text:tab/></text:span><text:span text:style-name="T3">សុឹម សេងគា</text:span></text:p>
            <text:p text:style-name="P3"><text:span text:style-name="T2">ស៊ូ បញ្ញា</text:span><text:span text:style-name="T2"><text:tab/></text:span><text:span text:style-name="T2">​​​</text:span><text:span text:style-name="T2"><text:tab/></text:span><text:span text:style-name="T2"> <text:s text:c="12"/></text:span><text:span text:style-name="T2"><text:tab/></text:span><text:span text:style-name="T2"><text:tab/></text:span><text:span text:style-name="T2"><text:tab/></text:span><text:span text:style-name="T2"><text:tab/></text:span><text:span text:style-name="T3">សូន កូវីន</text:span></text:p>
            <text:p text:style-name="P3"><text:span text:style-name="T2"><text:tab/></text:span><text:span text:style-name="T2"><text:tab/></text:span><text:span text:style-name="T2"> <text:s text:c="2"/></text:span><text:span text:style-name="T2"><text:tab/></text:span><text:span text:style-name="T2"> <text:s text:c="4"/></text:span><text:span text:style-name="T3">ស៊ុយ មេងស៊ាង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2.63cm" svg:x="1.397cm" svg:y="0.252cm" presentation:class="title" presentation:user-transformed="true">
          <draw:text-box>
            <text:p text:style-name="P5"><text:span text:style-name="T4">1. </text:span><text:span text:style-name="T4">ប្រពៃណីទាក់ទងនឹងកំណើត</text:span></text:p>
          </draw:text-box>
        </draw:frame>
        <draw:frame presentation:style-name="pr5" draw:text-style-name="P9" draw:layer="layout" svg:width="25.061cm" svg:height="9.716cm" svg:x="1.397cm" svg:y="4cm" presentation:class="outline" presentation:user-transformed="true">
          <draw:text-box>
            <text:p text:style-name="P7"><text:span text:style-name="T5"/></text:p>
            <text:p text:style-name="P7"><text:span text:style-name="T5">1.1. </text:span><text:span text:style-name="T5">ប្រពៃណីនឺងទម្លាមទម្លាប់នៅពេល​បុរាណ</text:span></text:p>
            <text:p text:style-name="P8"><text:span text:style-name="T5"><text:s text:c="6"/></text:span><text:span text:style-name="T5">នៅពេលបុរាណ​​ គេតែងតែមានទម្លាមទម្លាប់មួយចំនួនទាំងមុនពេលសម្រាល​និង​ក្រោយ​ពេល​សម្រាល។</text:span></text:p>
            <text:p text:style-name="P7"><text:span text:style-name="T5">1.1.1. </text:span><text:span text:style-name="T5">មុនពេលសម្រាល</text:span></text:p>
            <text:p text:style-name="P8"><text:span text:style-name="T5"><text:s text:c="6"/></text:span><text:span text:style-name="T5">កាលសម័យនោះវិទ្យាសាត្រ្តមិនទាន់ជឿនលៀន កាលសម្រាលកូនមានភាពលំបាកណាស់ ទើបគេហៅ</text:span><text:span text:style-name="T5">ចា ឆ្លងទន្លេ។</text:span></text:p>
            <text:p text:style-name="P8"><text:span text:style-name="T5"><text:s text:c="6"/></text:span><text:span text:style-name="T5">កាលដែលស្ត្រីជាម្តាយ ដឺងថាខ្លួន មានគភ៌បាន៣ខែ គេតែងតែហាមមិនឲធ្វើការធ្ងន់។ <text:s/>គេបានរៀបចំវិធី</text:span><text:span text:style-name="T5">មួយ ហៅថា ពីធីចងសម្រោង ដើម្បីឲកូនមានលក្ខណ</text:span><text:span text:style-name="T5">:</text:span><text:span text:style-name="T5">គ្រប់ នឹងឲកូនជាប់ក្នុងផ្ទៃម្តាយដល់ ថ្ងៃប្រសូត្រ។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4" draw:layer="layout" svg:width="25.199cm" svg:height="12.191cm" svg:x="1.27cm" svg:y="1.144cm" presentation:class="subtitle" presentation:user-transformed="true">
          <draw:text-box>
            <text:p text:style-name="P11"><text:span text:style-name="T6">1.1.2. </text:span><text:span text:style-name="T6">ត្រណមផ្សេងៗ</text:span></text:p>
            <text:p text:style-name="P12"><text:span text:style-name="T6">-</text:span><text:span text:style-name="T6">មិនបរិភោគអាហារមានជាតិហឺរ</text:span></text:p>
            <text:p text:style-name="P12"><text:span text:style-name="T6">-</text:span><text:span text:style-name="T6">មិនឈោងយកអ្វីដែរខ្ពស់</text:span></text:p>
            <text:p text:style-name="P12"><text:span text:style-name="T6">-</text:span><text:span text:style-name="T6">មិនស្លៀកពាក់តឺង</text:span></text:p>
            <text:p text:style-name="P12"><text:span text:style-name="T6">-</text:span><text:span text:style-name="T6">មិនបរិភោគបបរ</text:span></text:p>
            <text:p text:style-name="P12"><text:span text:style-name="T6">-</text:span><text:span text:style-name="T6">កុំ ដេកថ្ងៃ កុំងូតទឹកយប់</text:span></text:p>
            <text:p text:style-name="P12"><text:span text:style-name="T6">-</text:span><text:span text:style-name="T6">កុំដេកដំអក រហ័សរហួន</text:span></text:p>
            <text:p text:style-name="P12"><text:span text:style-name="T6">-</text:span><text:span text:style-name="T6">កុំទៅសូរសុខទុក្ខអ្នកដែលកើតកូនពិបាក</text:span></text:p>
            <text:p text:style-name="P13"><text:span text:style-name="T7">1.1.3. </text:span><text:span text:style-name="T7">ពេលសម្រាល</text:span><text:span text:style-name="T8"><text:line-break/></text:span><text:span text:style-name="T9"> <text:s text:c="5"/>ប្តី បងប្អូនត្រូវរត់ទៅតាមយាយម៉ប នៅក្នុងភូមិ។ នៅតំបន់ខ្លះ គេរៀបចំវីធីបួងសួង។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2" presentation:presentation-page-layout-name="AL3T32" presentation:use-date-time-name="dtd1">
        <office:forms form:automatic-focus="false" form:apply-design-mode="false"/>
        <draw:frame draw:style-name="gr2" draw:text-style-name="P16" draw:layer="layout" svg:width="26.67cm" svg:height="17.421cm" svg:x="1.27cm" svg:y="-0.911cm">
          <draw:text-box>
            <text:p text:style-name="P15"><text:span text:style-name="T10">ពេលទារកកើតបាន៧ថ្ងៃ <text:s/>គេធ្វើពិធីកាត់សក់បង្កក់ធ្មប</text:span><text:span text:style-name="T10">:</text:span></text:p>
            <text:p text:style-name="P15"><text:span text:style-name="T10">-</text:span><text:span text:style-name="T10">ឪពុក និង ម្តាយ រៀបចំរណ្តាប់សងគុណដល់ធ្មប</text:span></text:p>
            <text:p text:style-name="P15"><text:span text:style-name="T10">-</text:span><text:span text:style-name="T10">គេដាក់ទារកលើពូកតូចៗ ចំកណ្តាលផ្ទះបែរ ក្បាលទៅខាងកើត នៅចុងជើងគេរៀបចំម្ហូប សម្លៀកបំពាក់ ផងដែរ</text:span></text:p>
            <text:p text:style-name="P15"><text:span text:style-name="T10">-</text:span><text:span text:style-name="T10">ធ្មប និង ឪពុក អុច ធូប ទៀន អញ្ចើញ ម្តាយដើម គ្រូបាអាចារ្យមកសោយអាហារ</text:span></text:p>
            <text:p text:style-name="P15"><text:span text:style-name="T10">-</text:span><text:span text:style-name="T10">គេប្រារព្ធពីធី បើកភ្នែក កាត់សក់ ជញ្ជាត់ព្រលឹង បង្វិលពពិល នឹងបិទពន្លៃលើបង្ហើយទារក</text:span></text:p>
            <text:p text:style-name="P15"><text:span text:style-name="T10"><text:s text:c="6"/></text:span><text:span text:style-name="T10">ក្រោយពីចប់ពិធី <text:s/>ធ្មបអុជទៀនធូបដោតលើដង្វាយ អញ្ជើញដូនតាមក ទទួលទាន ដង្វាយ និង ប្រសិទ្ធ ពរជ័យ ដល់កូនចៅ។ ឪពុក ម្តាយបងប្អូន ឲពរជ័យដល់ទារកនិងចងដៃទារកតាមធនធាន។ ការខិតខំ ទ្រាំទ្រពោះ រក្សាគត៏ គី លំបាកសម្រាប់ស្រ្តីខ្មែរ ទើបសម័យបុរាណខិតខំរក វិធីសាស្រ្តមួយចំនួន ឲគត៏មានសុវត្តិភាព ក្រោយពេលសម្រាលនិងមុនពាលសម្រាល។ ទម្លាមទម្លាប់នេះ គេមិនសូវ អនុវត្ត នៅពេលបច្ចុប្យន្ន តែនៅតាមជនបទ គេឃើញមានការរក្សានិងអនុវត្តខ្លះៗផងដែរ។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6" draw:layer="layout" svg:width="25.199cm" svg:height="2.63cm" svg:x="1.397cm" svg:y="0.252cm" presentation:class="title" presentation:user-transformed="true">
          <draw:text-box>
            <text:p text:style-name="P18"><text:span text:style-name="T11">1.2. </text:span><text:span text:style-name="T11">ប្រពៃណីនឺងទម្លាមទម្លាប់នៅពេល​បច្ចុបន្ន</text:span></text:p>
          </draw:text-box>
        </draw:frame>
        <draw:frame presentation:style-name="pr11" draw:text-style-name="P22" draw:layer="layout" svg:width="25.4cm" svg:height="11.134cm" svg:x="1.27cm" svg:y="4.01cm" presentation:class="outline" presentation:user-transformed="true">
          <draw:text-box>
            <text:p text:style-name="P19"><text:span text:style-name="T12">1.2.1. </text:span><text:span text:style-name="T12">ការសម្រាល ៣ ដំណាក់កាល </text:span></text:p>
            <text:p text:style-name="P20"><text:span text:style-name="T10"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</text:span><text:span text:style-name="T10">ម៉ាក់​ៗ​ពពោះ​គ្រប់​រូប​ក៏​មិន​ដូច​គ្នា​ដែរ។</text:span></text:p>
            <text:p text:style-name="P21"><text:span text:style-name="T12">1.2.1.1 </text:span><text:span text:style-name="T12">ដំណាក់​កាល​ដំបូង</text:span></text:p>
            <text:p text:style-name="P20"><text:span text:style-name="T10"><text:s text:c="6"/></text:span><text:span text:style-name="T10">ការ​កន្ត្រាក់​ស្បូន​តែង​មាន​រយៈពេល​ចន្លោះ​ពី</text:span><text:span text:style-name="T13"> </text:span><text:span text:style-name="T14">៣០</text:span><text:span text:style-name="T14">-</text:span><text:span text:style-name="T14">៦០ វិនាទី</text:span><text:span text:style-name="T10">។ ធម្មតា វា​ចាប់​ផ្ដើម </text:span><text:span text:style-name="T14">២០ នាទី</text:span><text:span text:style-name="T14">/</text:span><text:span text:style-name="T14">ម្ដង</text:span><text:span text:style-name="T10"> បន្ទាប់​</text:span><text:span text:style-name="T10">មក ផ្លាស់ប្ដូរ​មក </text:span><text:span text:style-name="T14">៥ នាទី​</text:span><text:span text:style-name="T14">/</text:span><text:span text:style-name="T14">ម្ដង</text:span><text:span text:style-name="T10">។</text:span></text:p>
            <text:p text:style-name="P21"/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2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2" presentation:presentation-page-layout-name="AL3T32" presentation:use-date-time-name="dtd1">
        <office:forms form:automatic-focus="false" form:apply-design-mode="false"/>
        <draw:frame draw:style-name="gr3" draw:text-style-name="P25" draw:layer="layout" svg:width="25.4cm" svg:height="10.533cm" svg:x="1.27cm" svg:y="2.353cm">
          <draw:text-box>
            <text:p text:style-name="P23"><text:span text:style-name="T12">1.2.1.2 . </text:span><text:span text:style-name="T12">ដំណាក់​កាល​ឈឺ​ពោះ​កើត​កូន</text:span></text:p>
            <text:p text:style-name="P24"><text:span text:style-name="T15"><text:s text:c="6"/></text:span><text:span text:style-name="T15">ការ​កន្រ្ដាក់​សាច់ដុំ​ស្បូន​មាន​ការ​កើន​ឡើង​កាន់​តែ​ខ្លាំង​ពី​ </text:span><text:span text:style-name="T14">៤៥</text:span><text:span text:style-name="T14">-</text:span><text:span text:style-name="T14">៦០​វិនាទី</text:span><text:span text:style-name="T15"> និង​ចាប់​ផ្ដើម​ពី</text:span><text:span text:style-name="T14"> ៣</text:span><text:span text:style-name="T14">-</text:span><text:span text:style-name="T14">៥នាទី</text:span><text:span text:style-name="T14">/​</text:span><text:span text:style-name="T14">ម្ដង</text:span><text:span text:style-name="T15">។</text:span></text:p>
            <text:p text:style-name="P23"><text:span text:style-name="T12">1.2.1.3. </text:span><text:span text:style-name="T12">ដំណាក់​កាល​សម្រាល</text:span></text:p>
            <text:p text:style-name="P24"><text:span text:style-name="T15"><text:s text:c="6"/></text:span><text:span text:style-name="T15">ការ​កន្រ្ដាក់​សាច់ដុំ​ស្បូន​រឹតតែ​ខ្លាំង​ពី </text:span><text:span text:style-name="T14">៦០</text:span><text:span text:style-name="T14">-</text:span><text:span text:style-name="T14">៩០ វិនាទី</text:span><text:span text:style-name="T15"> ចាប់ផ្ដើម​ម្តងៗ​ពី </text:span><text:span text:style-name="T14">៩០ វិនាទី ទៅ ២ ម៉ោង</text:span><text:span text:style-name="T15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</text:span></text:p>
            <text:p text:style-name="P24"><text:span text:style-name="T13">– </text:span><text:span text:style-name="T13">ស្បូនចាប់ផ្តើមកន្ត្រាក់៖</text:span><text:span text:style-name="T15"> ករណី​កន្រ្ដាក់ស្បូន ជា​សញ្ញា​ប្រាប់​ពីការ​ឈឺ​ពោះ​សម្រាល។</text:span></text:p>
            <text:p text:style-name="P24"><text:span text:style-name="T13">– </text:span><text:span text:style-name="T13">បែកទឹកភ្លោះ៖</text:span><text:span text:style-name="T15"> ពេល​បែក​ទឹកភ្លោះ មាន​ន័យថា ស្រោម​សុកក្នុង​ពោះ​ដាច់រហែក។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2" presentation:presentation-page-layout-name="AL3T32" presentation:use-date-time-name="dtd1">
        <office:forms form:automatic-focus="false" form:apply-design-mode="false"/>
        <draw:frame draw:style-name="gr3" draw:text-style-name="P25" draw:layer="layout" svg:width="25.4cm" svg:height="9.385cm" svg:x="1.27cm" svg:y="2.927cm">
          <draw:text-box>
            <text:p text:style-name="P24"><text:span text:style-name="T12">ជម្រើសក្នុងការសម្រាលកូន</text:span></text:p>
            <text:p text:style-name="P26"><text:span text:style-name="T16">-</text:span><text:span text:style-name="T16">សម្រាលតាមធម្មជាតិ៖ វាជាជម្រើសដ៏ប្រសើរសំរាប់មាតាដែលមានសុខភាពល្អ និងទារកដែលមិនមានលក្ខណៈខុសពីប្រក្រតី</text:span></text:p>
            <text:p text:style-name="P26"><text:span text:style-name="T16">-</text:span><text:span text:style-name="T16">សម្រាលតាមទ្វាមាសដោយការចាក់ថ្នាំបំបាត់ការឈឺចាប់តាម </text:span><text:span text:style-name="T16">epidural</text:span></text:p>
            <text:p text:style-name="P26"><text:span text:style-name="T16">-</text:span><text:span text:style-name="T16">សម្រាលដោយការវះកាត់</text:span></text:p>
            <text:p text:style-name="P27"><text:span text:style-name="T17">តើ​ការសម្រាលកូន នាពេលបច្ចុប្បន្ន មាន​ជំនួយ​វេជ្ជសាស្ត្រ​ច្រើន​ជ្រុល​មែន​ឬ </text:span><text:span text:style-name="T17">?</text:span></text:p>
            <text:p text:style-name="P28"><text:span text:style-name="T16"><text:s/></text:span><text:span text:style-name="T16"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2" presentation:presentation-page-layout-name="AL3T32" presentation:use-date-time-name="dtd1">
        <office:forms form:automatic-focus="false" form:apply-design-mode="false"/>
        <draw:frame draw:style-name="gr3" draw:text-style-name="P25" draw:layer="layout" svg:width="25.4cm" svg:height="11.681cm" svg:x="1.27cm" svg:y="1.779cm">
          <draw:text-box>
            <text:p text:style-name="P28"><text:span text:style-name="T18">លម្អិតពីការសម្រាលដោយវះកាត់ ទាំងគុណសម្បត្តិនិងផលវិបាក</text:span></text:p>
            <text:p text:style-name="P15"><text:span text:style-name="T18">+ </text:span><text:span text:style-name="T18">គុណសម្បត្តិ</text:span><text:span text:style-name="T18"><text:line-break/></text:span><text:span text:style-name="T18">- </text:span><text:span text:style-name="T18">ល្អសម្រាប់ម៉ាក់ដែលត្រូវការការអន្តរាគមន៍ផ្នែកវេជ្ជសាស្ត្រ ហើយ ម៉ាក់អាចកំណត់ពីពេលវេលាជាក់លាក់</text:span></text:p>
            <text:p text:style-name="P24"><text:span text:style-name="T16">- </text:span><text:span text:style-name="T16">ម៉ាក់មានពេលគ្រប់គ្រាន់ក្នុងការត្រៀមទុកមុន នឹងមិនមានការឈឺចាប់អំឡុងពេលសម្រាល</text:span></text:p>
            <text:p text:style-name="P24"><text:span text:style-name="T16">- </text:span><text:span text:style-name="T16">ម៉ាក់អាចប្រើថ្នាំបញ្ចុះក្រោយសម្រាលចៀសវាងការឆ្លងជំងឺនានា</text:span><text:span text:style-name="T16"><text:line-break/></text:span><text:span text:style-name="T16">+ </text:span><text:span text:style-name="T16">គុណវិបត្តិ</text:span><text:span text:style-name="T16"><text:line-break/></text:span><text:span text:style-name="T16">- </text:span><text:span text:style-name="T16">រាងកាយម៉ាក់ប្រើពេលយូរដើម្បីត្រឡប់ទៅរកភាពដូចដើមមុនសម្រាល នឹងបាត់បង់ឈាមច្រើន</text:span></text:p>
            <text:p text:style-name="P24"><text:span text:style-name="T16">- </text:span><text:span text:style-name="T16">ផលវិបាកដល់ការពពោះបន្ទាប់ នឹង ផលវិបាកពីការវះកាត់</text:span></text:p>
            <text:p text:style-name="P24"><text:span text:style-name="T16">- </text:span><text:span text:style-name="T16">ប្រព័ន្ធភាពស៊ាំកូនខ្សោយ ប្រឈមបញ្ហាអាល្លែកហ្ស៊ីហើយឆាប់ឈឺថ្កាត់</text:span></text:p>
            <text:p text:style-name="P24"><text:span text:style-name="T16">- </text:span><text:span text:style-name="T16">ចំណាយប្រាក់កាសច្រើនលើមុខកាំបិតវះកាត់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2" presentation:presentation-page-layout-name="AL3T32" presentation:use-date-time-name="dtd1">
        <office:forms form:automatic-focus="false" form:apply-design-mode="false"/>
        <draw:frame draw:style-name="gr3" draw:text-style-name="P25" draw:layer="layout" svg:width="25.4cm" svg:height="13.977cm" svg:x="1.37cm" svg:y="0.831cm">
          <draw:text-box>
            <text:p text:style-name="P15"><text:span text:style-name="T19">ការសម្រាលដោយធម្មជាតិ</text:span><text:span text:style-name="T16"><text:line-break/></text:span><text:span text:style-name="T16">+ </text:span><text:span text:style-name="T16">គុណសម្បត្តិ</text:span><text:span text:style-name="T16"><text:line-break/></text:span><text:span text:style-name="T16">- </text:span><text:span text:style-name="T16">ល្អសម្រាប់ម៉ាក់ដែលមានស្ថានភាពសុខភាពល្អ នឹងម៉ាក់ឆាប់ជាសះពីមុខរបួសលឿន</text:span></text:p>
            <text:p text:style-name="P24"><text:span text:style-name="T16">- </text:span><text:span text:style-name="T16">បាត់បង់ឈាមតិចអំឡុងសម្រាល</text:span></text:p>
            <text:p text:style-name="P24"><text:span text:style-name="T16">- </text:span><text:span text:style-name="T16">ម៉ាក់មានទឹកដោះច្រើនឲ្យកូនបៅភ្លាមៗក្រោយសម្រាល</text:span></text:p>
            <text:p text:style-name="P24"><text:span text:style-name="T16">- </text:span><text:span text:style-name="T16">មិនមានហានិភ័យនិងផលវិបាកផ្សេងៗពិការវះកាត់ នឹង មិនមានបញ្ហា សម្រាប់ការយកកូនបន្ទាប់</text:span></text:p>
            <text:p text:style-name="P24"><text:span text:style-name="T16">- </text:span><text:span text:style-name="T16">ប្រព័ន្ធការពាររាងកាយនិងភាពធន់របស់ទារកល្អជាងទារកដែលសម្រាលដោយវះកាត់</text:span></text:p>
            <text:p text:style-name="P24"><text:span text:style-name="T16">- </text:span><text:span text:style-name="T16">ការចំណាយតិចជាងសម្រាលដោយវះកាត់</text:span><text:span text:style-name="T16"><text:line-break/></text:span><text:span text:style-name="T16">+</text:span><text:span text:style-name="T16">គុណវិបត្តិ</text:span><text:span text:style-name="T16"><text:line-break/></text:span><text:span text:style-name="T16">-</text:span><text:span text:style-name="T16">ឈឺពោះយូរហើយអត់ដឹងពេលសម្រាលជាក់លាក់</text:span></text:p>
            <text:p text:style-name="P24"><text:span text:style-name="T16">- </text:span><text:span text:style-name="T16">ពិបាករៀបចំឲ្យបានស្រួលបួលចំពេលមុនសម្រាល</text:span></text:p>
            <text:p text:style-name="P28"><text:span text:style-name="T20">– </text:span><text:span text:style-name="T20">ម៉ាក់ទទួលការឈឺចាប់ខ្លាំងអំឡុងពេលកំពុងសម្រាល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2" presentation:presentation-page-layout-name="AL3T32" presentation:use-date-time-name="dtd1">
        <office:forms form:automatic-focus="false" form:apply-design-mode="false"/>
        <draw:frame draw:style-name="gr3" draw:text-style-name="P25" draw:layer="layout" svg:width="25.4cm" svg:height="11.681cm" svg:x="1.37cm" svg:y="1.979cm">
          <draw:text-box>
            <text:p text:style-name="P27"><text:span text:style-name="T17">1.2.2. </text:span><text:span text:style-name="T17">តើទើប​សម្រាលកូន​រួច​គួរ​ថែរក្សា​សុខភាព​បែប​ណា </text:span><text:span text:style-name="T17">?</text:span></text:p>
            <text:p text:style-name="P28"><text:span text:style-name="T21">-</text:span><text:span text:style-name="T22">​</text:span><text:span text:style-name="T22">មិន​ត្រូវ​ទទួលទាន​គ្រឿង​ស្រវឹង​៖ <text:s/></text:span><text:span text:style-name="T16">មិន​គួរ​ទទួលទាន​គ្រឿង​ស្រវឹង ឬ​ភេសជ្ជៈ​ដែល​មាន​សារធាតុ​ផ្សំ​ពី​អាល់កុល​</text:span></text:p>
            <text:p text:style-name="P28"><text:span text:style-name="T21">-​</text:span><text:span text:style-name="T21">អាហារ​ដែល​មិន​គួរ​ទទួលទាន​សម្រាប់​ស្ត្រី​សម្រាលកូន​រួច​៖</text:span><text:span text:style-name="T20"> </text:span><text:span text:style-name="T16">អាហារ​ផ្អាប់​ទុក​យូរ អាហារ​ស្រស់ ព្រោះ​អាច​ធ្វើ​ឲ្យ​កើត​មាន​បញ្ហា​ឆ្អល់ពោះ​។ </text:span></text:p>
            <text:p text:style-name="P28"><text:span text:style-name="T21">-​</text:span><text:span text:style-name="T21">ថ្នាំបុរាណ​៖</text:span><text:span text:style-name="T20"> </text:span><text:span text:style-name="T16">ឱសថ​បុរាណ​មួយ​ចំនួន​ដែល​អះអាង​ថា​ជួយ​បង្កើន​ទឹកដោះ ឬ​ជួយ​ឲ្យ​ស្បូន​មាន​សភាព​ដូច</text:span><text:span text:style-name="T20">​</text:span><text:span text:style-name="T16">ដើម​វិញ តែ​មិន​គួរ​ទទួលទាន​ទេ</text:span></text:p>
            <text:p text:style-name="P28"><text:span text:style-name="T21">-​</text:span><text:span text:style-name="T21">ហាម​ប្រើប្រាស់​ថ្នាំ ៖ </text:span><text:span text:style-name="T16">រាល់​ថ្នាំលេប ទាំងឡាយ ដែល​គ្មាន​វេជ្ជបញ្ជា​ត្រឹមត្រូវ​មិន​គួរ​ប្រើប្រាស់​នោះ​ទេ</text:span></text:p>
            <text:p text:style-name="P24"><text:span text:style-name="T21">-​</text:span><text:span text:style-name="T21">ការ​ធ្វើ​លំ​ហាត់ប្រាណ​៖ </text:span><text:span text:style-name="T16">ស្ត្រី​មិន​គួរ​ធ្វើ​លំ​ហាត់ប្រាណ​ខ្លាំង​ពេក​ទេ​</text:span></text:p>
            <text:p text:style-name="P28"><text:span text:style-name="T21">-​</text:span><text:span text:style-name="T21">មិន​គួរ​លើក​វត្ថុ​ធ្ងន់​៖</text:span><text:span text:style-name="T20"> </text:span><text:span text:style-name="T16">រាល់​ការងារ​ដែល​ប្រើ​កម្លាំង​ខ្លាំង ស្ត្រី​គួរ​ចៀសវៀង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2" presentation:presentation-page-layout-name="AL3T32" presentation:use-date-time-name="dtd1">
        <office:forms form:automatic-focus="false" form:apply-design-mode="false"/>
        <draw:frame draw:style-name="gr3" draw:text-style-name="P25" draw:layer="layout" svg:width="25.4cm" svg:height="10.533cm" svg:x="1.37cm" svg:y="2.553cm">
          <draw:text-box>
            <text:p text:style-name="P28"><text:span text:style-name="T17">វិធី​សាស្ត្រ​៥យ៉ាង​ជួយ​ស្ត្រី​ឱ្យ​សម្រាល​កូន​ដោយ​ងាយ​ស្រួល និង​សុវត្ថិភាព</text:span></text:p>
            <text:p text:style-name="P28"><text:span text:style-name="T16">១</text:span><text:span text:style-name="T16">. </text:span><text:span text:style-name="T16">កម្លាំង​ចិត្ត</text:span></text:p>
            <text:p text:style-name="P24"><text:span text:style-name="T16">២</text:span><text:span text:style-name="T16">. </text:span><text:span text:style-name="T16">ពេល​ស្បូន​បើក</text:span><text:span text:style-name="T16">: </text:span><text:span text:style-name="T16">នៅ​ពេល​ស្បូន​ចាប់​ផ្ដើម​បើក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</text:span></text:p>
            <text:p text:style-name="P24"><text:span text:style-name="T16">៣</text:span><text:span text:style-name="T16">. </text:span><text:span text:style-name="T16">ទឹក​ភ្លោះ</text:span><text:span text:style-name="T16">: </text:span><text:span text:style-name="T16">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</text:span></text:p>
            <text:p text:style-name="P24"><text:span text:style-name="T16">៤</text:span><text:span text:style-name="T16">. </text:span><text:span text:style-name="T16">ការ​បន្ធូរ​ការ​ឈឺចាប់</text:span><text:span text:style-name="T16">: </text:span><text:span text:style-name="T16">ការ​ដក​ដង្ហើម​វែងៗ ឬ​ឱ្យ​ស្វាមី​ ឬ​សមាជិក​គ្រួសារ​ម៉ាស្សា​ថ្នមៗ​។</text:span></text:p>
            <text:p text:style-name="P24"><text:span text:style-name="T16">៥</text:span><text:span text:style-name="T16">. </text:span><text:span text:style-name="T16">មុន​ពេល​ឡើង​គ្រែ​សម្រាល</text:span><text:span text:style-name="T16">: </text:span><text:span text:style-name="T16">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2" presentation:presentation-page-layout-name="AL3T32" presentation:use-date-time-name="dtd1">
        <office:forms form:automatic-focus="false" form:apply-design-mode="false"/>
        <draw:frame draw:style-name="gr3" draw:text-style-name="P30" draw:layer="layout" svg:width="25.4cm" svg:height="3.249cm" svg:x="4.633cm" svg:y="6.238cm">
          <draw:text-box>
            <text:p text:style-name="P29"><text:span text:style-name="T23">អរគុណ</text:span><text:span text:style-name="T23">!</text:span></text:p>
            <text:p text:style-name="P29"><text:span text:style-name="T23">Thank You!</text:span></text:p>
            <text:p text:style-name="P29"><text:span text:style-name="T23">ありがとございます</text:span><text:span text:style-name="T23">!</text:span></text:p>
          </draw:text-box>
        </draw:frame>
        <draw:custom-shape draw:style-name="gr4" draw:text-style-name="P31" draw:layer="layout" svg:width="11.43cm" svg:height="11.43cm" svg:x="13.97cm" svg:y="2.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Khmer OS Muol Light" svg:font-family="'Khmer OS Muol Light'" style:font-adornments="Ligera" style:font-family-generic="roman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JP" svg:font-family="'Noto Sans Mono CJK JP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Noto Sans5" svg:font-family="'Noto Sans'" style:font-adornments="Ligera" style:font-family-generic="roman" style:font-pitch="variable"/>
    <style:font-face style:name="Noto Serif CJK JP Medium" svg:font-family="'Noto Serif CJK JP Medium'" style:font-family-generic="roman" style:font-pitch="variable"/>
    <style:font-face style:name="Noto Serif CJK SC" svg:font-family="'Noto Serif CJK SC'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roman" style:font-pitch="variable"/>
    <style:font-face style:name="aakar" svg:font-family="aak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swiss" style:font-pitch="variable" fo:font-size="24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swiss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swiss" style:font-pitch="variable" fo:font-size="14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swiss" style:font-pitch-complex="variable" style:font-size-complex="14pt" style:font-weight-complex="bold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Footer" style:family="graphic">
      <style:paragraph-properties style:text-autospace="none">
        <style:tab-stops>
          <style:tab-stop style:position="15.028cm" style:type="center"/>
          <style:tab-stop style:position="30.055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028cm" style:type="center"/>
          <style:tab-stop style:position="30.055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2T07:53:29.910244862</meta:creation-date>
    <meta:editing-duration>PT53M40S</meta:editing-duration>
    <meta:editing-cycles>45</meta:editing-cycles>
    <meta:generator>LibreOffice/7.3.7.2$Linux_X86_64 LibreOffice_project/30$Build-2</meta:generator>
    <dc:title>Vivid</dc:title>
    <dc:date>2023-10-02T08:47:29.627091656</dc:date>
    <meta:document-statistic meta:object-count="96"/>
  </office:meta>
</office:document-meta>
</file>